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style:text-underline-style="solid" style:text-underline-width="auto" style:text-underline-color="font-color"/>
    </style:style>
    <style:style style:name="P7" style:family="paragraph" style:parent-style-name="Standard">
      <style:text-properties style:text-underline-style="solid" style:text-underline-width="auto" style:text-underline-color="font-color" fo:font-weight="normal" style:font-weight-asian="normal" style:font-weight-complex="normal"/>
    </style:style>
    <style:style style:name="P8"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AUTOMATED CREST-LINE DETECTION AND ANALYSIS OF SAND DUNE PATTERNS ON PLANETARY SURFACES</text:span></text:p>
      <text:p text:style-name="P1"/>
      <text:p text:style-name="P1">David Leblanc, Graduate Student, Department of Computer Science &amp; Engineering</text:p>
      <text:p text:style-name="P5">University of Nevada, Reno, NV 89557.</text:p>
      <text:p text:style-name="P7">lblancdavid@gmail.com</text:p>
      <text:p text:style-name="P1"/>
      <text:p text:style-name="P1">Nicholas Lancaster, Research Professor, Division of Earth and Ecosystem Sciences</text:p>
      <text:p text:style-name="P5">Desert Research Institute, Reno, NV 89512</text:p>
      <text:p text:style-name="P7">nick.lancaster@dri.edu</text:p>
      <text:p text:style-name="P5"/>
      <text:p text:style-name="P1">Mircea Nicholescu, Associate Professor, Department of Computer Science &amp; Engineering</text:p>
      <text:p text:style-name="P5">University of Nevada, Reno, NV 89557.</text:p>
      <text:p text:style-name="P6">mircea@cse.unr.edu</text:p>
      <text:p text:style-name="P7"><text:span text:style-name="T2"/></text:p>
      <text:p text:style-name="P8"><text:span text:style-name="T2">George Bebis, Professor and Chair, Department of Computer Science &amp; Engineering</text:span></text:p>
      <text:p text:style-name="P5">University of Nevada, Reno, NV 89557.</text:p>
      <text:p text:style-name="P7">bebis@cse.unr.edu</text:p>
      <text:p text:style-name="P5"/>
      <text:p text:style-name="P2">Abstract</text:p>
      <text:p text:style-name="P2"/>
      <text:p text:style-name="P3">Sand dunes are commonly occurring patterns in desert regions on many planets, and range in complexity. Dune-field patterns are believed to behave as self-organizing systems, but what causes the patterns to form is still poorly understood. Extracting meaningful features such as crest length, orientation, spacing, bifurcations and merging of crests can reveal important information about a specific region's climate and morphological properties.</text:p>
      <text:p text:style-name="P3">The goal of this project is to develop an automated crest-line detection method to extract the desired features from images of dune fields. The approach investigates various appearance and gradient-based techniques to retrieve the crest-line segments. Edges are extracted from the images and filtered based on a histogram of the gradient directions, and the individual magnitude of the gradients. Peaks in the normalized histogram of gradients have shown to reliably determine the overall orientation of the dune field. Once the crest-line candidates are detected, further filtering and computation of important features can be done. Preliminary results of this approach are promising and has been tested on a data set which includes ground trut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Leblanc</meta:initial-creator>
    <meta:creation-date>2015-04-20T20:32:44.87</meta:creation-date>
    <meta:document-statistic meta:table-count="0" meta:image-count="0" meta:object-count="0" meta:page-count="1" meta:paragraph-count="16" meta:word-count="257" meta:character-count="1838"/>
    <dc:date>2015-04-20T21:49:17.06</dc:date>
    <dc:creator>David Leblanc</dc:creator>
    <meta:editing-duration>PT14M31S</meta:editing-duration>
    <meta:editing-cycles>1</meta:editing-cycles>
    <meta:generator>OpenOffice/4.1.1$Win32 OpenOffice.org_project/411m6$Build-9775</meta:generator>
  </office:meta>
</office:document-meta>
</file>